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'Helvetica Neu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66997" officeooo:paragraph-rsid="00066997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74f10" officeooo:paragraph-rsid="00074f1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9365" officeooo:paragraph-rsid="00074f1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959ac" officeooo:paragraph-rsid="00074f10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d2c7b" officeooo:paragraph-rsid="000d2c7b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e92dd" officeooo:paragraph-rsid="000e92d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74f10" officeooo:paragraph-rsid="00074f1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0e92dd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3pt" officeooo:rsid="00089365" officeooo:paragraph-rsid="00074f10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959ac" officeooo:paragraph-rsid="00074f1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officeooo:rsid="00089365" officeooo:paragraph-rsid="00074f10" style:font-size-asian="12.25pt" style:font-size-complex="14pt"/>
    </style:style>
    <style:style style:name="T1" style:family="text">
      <style:text-properties officeooo:rsid="000959ac"/>
    </style:style>
    <style:style style:name="T2" style:family="text">
      <style:text-properties officeooo:rsid="000ae4b4"/>
    </style:style>
    <style:style style:name="T3" style:family="text">
      <style:text-properties officeooo:rsid="000bec40"/>
    </style:style>
    <style:style style:name="T4" style:family="text">
      <style:text-properties officeooo:rsid="000e92dd"/>
    </style:style>
    <style:style style:name="T5" style:family="text">
      <style:text-properties fo:font-variant="normal" fo:text-transform="none" fo:color="#202124" style:font-name="Google Sans" fo:letter-spacing="normal" fo:font-style="normal" fo:font-weight="normal"/>
    </style:style>
    <style:style style:name="T6" style:family="text">
      <style:text-properties officeooo:rsid="001124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FOLIO</text:p>
      <text:p text:style-name="P1"/>
      <text:p text:style-name="P7">- <text:span text:style-name="T1">Acceuil</text:span></text:p>
      <text:p text:style-name="P7"><text:tab/>-<text:span text:style-name="T1">presentation brieve de moi </text:span><text:span text:style-name="T2">avec icône svg et un border radius </text:span></text:p>
      <text:p text:style-name="P10"><text:tab/>- projet</text:p>
      <text:p text:style-name="P10"><text:tab/>- a propos</text:p>
      <text:p text:style-name="P4">-barre de réseaux sociaux</text:p>
      <text:p text:style-name="P2">- nom avec police customisable</text:p>
      <text:p text:style-name="P2">- menu avec animation</text:p>
      <text:p text:style-name="P3">- Texte de base blanc mais jaune en hover</text:p>
      <text:p text:style-name="P3">- <text:span text:style-name="T3">icône calling en bas a droite</text:span></text:p>
      <text:p text:style-name="P3">- <text:span text:style-name="T6">icône skills au millieu en bas</text:span></text:p>
      <text:p text:style-name="P9"/>
      <text:p text:style-name="P8"><text:span text:style-name="T4">police nom kevin armache : </text:span><text:span text:style-name="T5">Calistoga</text:span></text:p>
      <text:p text:style-name="P6"/>
      <text:p text:style-name="P5">police playball pour texte au milie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'Helvetica Neu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6:34:32.752319610</meta:creation-date>
    <meta:generator>LibreOffice/6.4.6.2$Linux_X86_64 LibreOffice_project/40$Build-2</meta:generator>
    <dc:date>2021-03-29T19:31:34.842912116</dc:date>
    <meta:editing-duration>PT29M20S</meta:editing-duration>
    <meta:editing-cycles>10</meta:editing-cycles>
    <meta:document-statistic meta:table-count="0" meta:image-count="0" meta:object-count="0" meta:page-count="1" meta:paragraph-count="13" meta:word-count="67" meta:character-count="354" meta:non-whitespace-character-count="296"/>
  </office:meta>
</office:document-meta>
</file>